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dd4814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stroke="none" svg:stroke-color="#000000" draw:fill="none" draw:fill-color="#ffffff" fo:min-height="2.925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dd4814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3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20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265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5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04</text:span><text:span text:style-name="T2"> <text:s/>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4</text:span><text:span text:style-name="T2"> <text:s/>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0</text:span><text:span text:style-name="T2"> <text:s/>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/></text:span></text:p>
          </draw:text-box>
        </draw:frame>
        <draw:frame draw:style-name="gr27" draw:text-style-name="P20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1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2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23" draw:layer="layout" svg:width="6.708cm" svg:height="1.517cm" svg:x="19.907cm" svg:y="24.878cm">
          <draw:text-box>
            <text:p><text:span text:style-name="T15">0x00000002</text:span></text:p>
          </draw:text-box>
        </draw:frame>
        <draw:frame draw:style-name="gr31" draw:text-style-name="P18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2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1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1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1" draw:text-style-name="P18" draw:layer="layout" svg:width="6.708cm" svg:height="1.517cm" svg:x="19.907cm" svg:y="28.566cm">
          <draw:text-box>
            <text:p><text:span text:style-name="T11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0:04.409476087</dc:date>
    <meta:editing-duration>PT23H1M50S</meta:editing-duration>
    <meta:editing-cycles>65</meta:editing-cycles>
    <meta:generator>LibreOffice/6.0.6.2$Linux_X86_64 LibreOffice_project/00m0$Build-2</meta:generator>
    <meta:document-statistic meta:object-count="179"/>
  </office:meta>
</office:document-meta>
</file>